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59in" style:rel-column-width="2389*"/>
    </style:style>
    <style:style style:name="Table2.B" style:family="table-column">
      <style:table-column-properties style:column-width="3.3785in" style:rel-column-width="4865*"/>
    </style:style>
    <style:style style:name="Table2.C" style:family="table-column">
      <style:table-column-properties style:column-width="1.8875in" style:rel-column-width="271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font-name="Liberation Serif1" fo:language="it" fo:country="IT" officeooo:rsid="0002b589" officeooo:paragraph-rsid="0002b589"/>
    </style:style>
    <style:style style:name="P19" style:family="paragraph" style:parent-style-name="Standard">
      <style:text-properties style:font-name="Liberation Serif1" fo:language="it" fo:country="IT" officeooo:rsid="0002b589" officeooo:paragraph-rsid="0050fc51"/>
    </style:style>
    <style:style style:name="P20" style:family="paragraph" style:parent-style-name="Standard">
      <style:text-properties style:font-name="Liberation Serif1" fo:language="it" fo:country="IT" officeooo:rsid="0050fc51" officeooo:paragraph-rsid="0050fc51"/>
    </style:style>
    <style:style style:name="P21" style:family="paragraph" style:parent-style-name="Standard">
      <style:text-properties style:font-name="Liberation Serif1" fo:language="it" fo:country="IT" officeooo:rsid="002a87ca" officeooo:paragraph-rsid="0044e774"/>
    </style:style>
    <style:style style:name="P22" style:family="paragraph" style:parent-style-name="Standard">
      <style:text-properties style:font-name="Liberation Serif1" fo:language="it" fo:country="IT" officeooo:rsid="0053a172" officeooo:paragraph-rsid="0053a172"/>
    </style:style>
    <style:style style:name="P23" style:family="paragraph" style:parent-style-name="Standard">
      <style:text-properties style:font-name="Liberation Serif1" fo:language="it" fo:country="IT" officeooo:rsid="0053a172" officeooo:paragraph-rsid="009e326c"/>
    </style:style>
    <style:style style:name="P24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5" style:family="paragraph" style:parent-style-name="Standard">
      <style:text-properties style:font-name="Liberation Serif1" fo:language="it" fo:country="IT" officeooo:rsid="00565ae8" officeooo:paragraph-rsid="00565ae8"/>
    </style:style>
    <style:style style:name="P26" style:family="paragraph" style:parent-style-name="Standard">
      <style:text-properties style:font-name="Liberation Serif1" fo:language="it" fo:country="IT" officeooo:rsid="00565ae8" officeooo:paragraph-rsid="009e326c"/>
    </style:style>
    <style:style style:name="P27" style:family="paragraph" style:parent-style-name="Standard">
      <style:text-properties style:font-name="Liberation Serif1" fo:language="it" fo:country="IT" officeooo:rsid="0057e0fc" officeooo:paragraph-rsid="0057e0fc"/>
    </style:style>
    <style:style style:name="P28" style:family="paragraph" style:parent-style-name="Standard">
      <style:text-properties style:font-name="Liberation Serif1" fo:language="it" fo:country="IT" officeooo:rsid="005f51c8" officeooo:paragraph-rsid="0061ff0c"/>
    </style:style>
    <style:style style:name="P29" style:family="paragraph" style:parent-style-name="Standard">
      <style:text-properties style:font-name="Liberation Serif1" fo:language="it" fo:country="IT" officeooo:rsid="00669f79" officeooo:paragraph-rsid="00669f79"/>
    </style:style>
    <style:style style:name="P30" style:family="paragraph" style:parent-style-name="Standard">
      <style:text-properties style:font-name="Liberation Serif1" fo:language="it" fo:country="IT" officeooo:rsid="0072e5a2" officeooo:paragraph-rsid="0072e5a2"/>
    </style:style>
    <style:style style:name="P31" style:family="paragraph" style:parent-style-name="Standard">
      <style:text-properties style:font-name="Liberation Serif1" fo:language="it" fo:country="IT" officeooo:rsid="004989f1" officeooo:paragraph-rsid="004989f1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09e326c" officeooo:paragraph-rsid="009e326c"/>
    </style:style>
    <style:style style:name="P33" style:family="paragraph" style:parent-style-name="Standard">
      <style:text-properties style:font-name="Liberation Serif1" fo:language="it" fo:country="IT" fo:font-style="italic" officeooo:rsid="00c0347f" officeooo:paragraph-rsid="00c0347f" style:font-style-asian="italic" style:font-style-complex="italic"/>
    </style:style>
    <style:style style:name="P34" style:family="paragraph" style:parent-style-name="Standard">
      <style:text-properties style:font-name="Liberation Serif1" fo:language="it" fo:country="IT" fo:font-style="italic" officeooo:rsid="00c0347f" officeooo:paragraph-rsid="00c62852" style:font-style-asian="italic" style:font-style-complex="italic"/>
    </style:style>
    <style:style style:name="P35" style:family="paragraph" style:parent-style-name="Standard">
      <style:text-properties style:font-name="Liberation Serif1" fo:language="it" fo:country="IT" officeooo:rsid="00c62852" officeooo:paragraph-rsid="00c62852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Liberation Serif1"/>
    </style:style>
    <style:style style:name="P39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40" style:family="paragraph" style:parent-style-name="Table_20_Contents">
      <style:text-properties style:font-name="Liberation Serif1" officeooo:rsid="00a64ded" officeooo:paragraph-rsid="00a64ded"/>
    </style:style>
    <style:style style:name="P41" style:family="paragraph" style:parent-style-name="Table_20_Contents">
      <style:text-properties style:font-name="Liberation Serif1" officeooo:rsid="00a70a1f" officeooo:paragraph-rsid="00a70a1f"/>
    </style:style>
    <style:style style:name="P42" style:family="paragraph" style:parent-style-name="Table_20_Contents">
      <style:text-properties style:font-name="Liberation Serif1" officeooo:rsid="00a7ef44" officeooo:paragraph-rsid="00a7ef44"/>
    </style:style>
    <style:style style:name="P43" style:family="paragraph" style:parent-style-name="Table_20_Contents">
      <style:text-properties style:font-name="Liberation Serif1" officeooo:rsid="00a93856" officeooo:paragraph-rsid="00a93856"/>
    </style:style>
    <style:style style:name="P44" style:family="paragraph" style:parent-style-name="Table_20_Contents">
      <style:text-properties style:font-name="Liberation Serif1" officeooo:rsid="00a97010" officeooo:paragraph-rsid="00a97010"/>
    </style:style>
    <style:style style:name="P45" style:family="paragraph" style:parent-style-name="Table_20_Contents">
      <style:text-properties style:font-name="Liberation Serif1" officeooo:rsid="00aaae52" officeooo:paragraph-rsid="00aaae52"/>
    </style:style>
    <style:style style:name="P46" style:family="paragraph" style:parent-style-name="Table_20_Contents">
      <style:text-properties style:font-name="Liberation Serif1" officeooo:rsid="00aacfdb" officeooo:paragraph-rsid="00aacfdb"/>
    </style:style>
    <style:style style:name="P47" style:family="paragraph" style:parent-style-name="Table_20_Contents">
      <style:text-properties style:font-name="Liberation Serif1" officeooo:rsid="00accd00" officeooo:paragraph-rsid="00accd00"/>
    </style:style>
    <style:style style:name="P48" style:family="paragraph" style:parent-style-name="Table_20_Contents">
      <style:text-properties style:font-name="Liberation Serif1" officeooo:rsid="00b31a31" officeooo:paragraph-rsid="00b31a31"/>
    </style:style>
    <style:style style:name="P49" style:family="paragraph" style:parent-style-name="Table_20_Contents">
      <style:text-properties style:font-name="Liberation Serif1" officeooo:rsid="00b69a00" officeooo:paragraph-rsid="00b69a00"/>
    </style:style>
    <style:style style:name="P50" style:family="paragraph" style:parent-style-name="Table_20_Contents">
      <style:text-properties style:font-name="Liberation Serif1" officeooo:rsid="00b8823f" officeooo:paragraph-rsid="00b8823f"/>
    </style:style>
    <style:style style:name="P51" style:family="paragraph" style:parent-style-name="Table_20_Contents">
      <style:text-properties style:font-name="Liberation Serif1" officeooo:rsid="00b9d9f9" officeooo:paragraph-rsid="00b9d9f9"/>
    </style:style>
    <style:style style:name="P52" style:family="paragraph" style:parent-style-name="Table_20_Contents">
      <style:text-properties style:font-name="Liberation Serif1" officeooo:rsid="00bbdb91" officeooo:paragraph-rsid="00bbdb91"/>
    </style:style>
    <style:style style:name="P53" style:family="paragraph" style:parent-style-name="Table_20_Contents">
      <style:text-properties style:font-name="Liberation Serif1" officeooo:rsid="00bc8acd" officeooo:paragraph-rsid="00bc8ac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5779fd"/>
    </style:style>
    <style:style style:name="T6" style:family="text">
      <style:text-properties officeooo:rsid="0057e0fc"/>
    </style:style>
    <style:style style:name="T7" style:family="text">
      <style:text-properties officeooo:rsid="005a0240"/>
    </style:style>
    <style:style style:name="T8" style:family="text">
      <style:text-properties officeooo:rsid="005badf8"/>
    </style:style>
    <style:style style:name="T9" style:family="text">
      <style:text-properties officeooo:rsid="005c35e2"/>
    </style:style>
    <style:style style:name="T10" style:family="text">
      <style:text-properties officeooo:rsid="005d0eb8"/>
    </style:style>
    <style:style style:name="T11" style:family="text">
      <style:text-properties officeooo:rsid="006095a2"/>
    </style:style>
    <style:style style:name="T12" style:family="text">
      <style:text-properties officeooo:rsid="00618325"/>
    </style:style>
    <style:style style:name="T13" style:family="text">
      <style:text-properties officeooo:rsid="0061ff0c"/>
    </style:style>
    <style:style style:name="T14" style:family="text">
      <style:text-properties officeooo:rsid="00638491"/>
    </style:style>
    <style:style style:name="T15" style:family="text">
      <style:text-properties officeooo:rsid="0065c3bc"/>
    </style:style>
    <style:style style:name="T16" style:family="text">
      <style:text-properties officeooo:rsid="0067b5a5"/>
    </style:style>
    <style:style style:name="T17" style:family="text">
      <style:text-properties officeooo:rsid="006ab31e"/>
    </style:style>
    <style:style style:name="T18" style:family="text">
      <style:text-properties officeooo:rsid="006b7d9d"/>
    </style:style>
    <style:style style:name="T19" style:family="text">
      <style:text-properties officeooo:rsid="0071791e"/>
    </style:style>
    <style:style style:name="T20" style:family="text">
      <style:text-properties officeooo:rsid="00734ce0"/>
    </style:style>
    <style:style style:name="T21" style:family="text">
      <style:text-properties officeooo:rsid="0074495d"/>
    </style:style>
    <style:style style:name="T22" style:family="text">
      <style:text-properties officeooo:rsid="0075fee9"/>
    </style:style>
    <style:style style:name="T23" style:family="text">
      <style:text-properties officeooo:rsid="0077eaad"/>
    </style:style>
    <style:style style:name="T24" style:family="text">
      <style:text-properties officeooo:rsid="0078449e"/>
    </style:style>
    <style:style style:name="T25" style:family="text">
      <style:text-properties officeooo:rsid="007bb2f9"/>
    </style:style>
    <style:style style:name="T26" style:family="text">
      <style:text-properties officeooo:rsid="0081ac68"/>
    </style:style>
    <style:style style:name="T27" style:family="text">
      <style:text-properties officeooo:rsid="008b8fcc"/>
    </style:style>
    <style:style style:name="T28" style:family="text">
      <style:text-properties officeooo:rsid="008cebc0"/>
    </style:style>
    <style:style style:name="T29" style:family="text">
      <style:text-properties officeooo:rsid="008edac5"/>
    </style:style>
    <style:style style:name="T30" style:family="text">
      <style:text-properties officeooo:rsid="0091fe20"/>
    </style:style>
    <style:style style:name="T31" style:family="text">
      <style:text-properties officeooo:rsid="0094a3e4"/>
    </style:style>
    <style:style style:name="T32" style:family="text">
      <style:text-properties officeooo:rsid="009581ea"/>
    </style:style>
    <style:style style:name="T33" style:family="text">
      <style:text-properties officeooo:rsid="009665b2"/>
    </style:style>
    <style:style style:name="T34" style:family="text">
      <style:text-properties officeooo:rsid="009a8a1d"/>
    </style:style>
    <style:style style:name="T35" style:family="text">
      <style:text-properties officeooo:rsid="00a77f26"/>
    </style:style>
    <style:style style:name="T36" style:family="text">
      <style:text-properties officeooo:rsid="00b08cb9"/>
    </style:style>
    <style:style style:name="T37" style:family="text">
      <style:text-properties officeooo:rsid="00b419e0"/>
    </style:style>
    <style:style style:name="T38" style:family="text">
      <style:text-properties officeooo:rsid="00b5e809"/>
    </style:style>
    <style:style style:name="T39" style:family="text">
      <style:text-properties officeooo:rsid="00b642d6"/>
    </style:style>
    <style:style style:name="T40" style:family="text">
      <style:text-properties officeooo:rsid="00c20616"/>
    </style:style>
    <style:style style:name="T41" style:family="text">
      <style:text-properties officeooo:rsid="00c2c884"/>
    </style:style>
    <style:style style:name="T42" style:family="text">
      <style:text-properties officeooo:rsid="00c62852"/>
    </style:style>
    <style:style style:name="T43" style:family="text">
      <style:text-properties officeooo:rsid="00c7e5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laborato per il corso di Basi di Dati</text:p>
      <text:p text:style-name="P8">A.A 2023/2024</text:p>
      <text:p text:style-name="P6"/>
      <text:p text:style-name="P6"/>
      <text:p text:style-name="P9">progetto di una base di dati per la gestione di una compagnia aerea</text:p>
      <text:p text:style-name="P9"/>
      <text:p text:style-name="P9"/>
      <text:p text:style-name="P12">Daniele Muffato</text:p>
      <text:p text:style-name="P7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Analisi dei requisiti</text:p>
            <text:p text:style-name="P36">Intervista</text:p>
            <text:p text:style-name="P37">Estrazione dei concetti principali</text:p>
          </table:table-cell>
          <table:table-cell table:style-name="Table1.A1" office:value-type="string">
            <text:p text:style-name="P14"/>
            <text:p text:style-name="P36">3</text:p>
            <text:p text:style-name="P37">4</text:p>
          </table:table-cell>
        </table:table-row>
        <table:table-row table:style-name="Table1.1">
          <table:table-cell table:style-name="Table1.A2" office:value-type="string">
            <text:p text:style-name="P13">Progettazione concettuale</text:p>
            <text:p text:style-name="P15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3">Progettazione logica</text:p>
            <text:p text:style-name="P17"/>
          </table:table-cell>
          <table:table-cell table:style-name="Table1.B3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3">Progettazione dell’applicazione</text:p>
            <text:p text:style-name="P15"/>
          </table:table-cell>
          <table:table-cell table:style-name="Table1.B3">
            <text:p text:style-name="P16"/>
          </table:table-cell>
        </table:table-row>
      </table:table>
      <text:p text:style-name="P2"/>
      <text:p text:style-name="P11">Analisi dei requisiti</text:p>
      <text:p text:style-name="P18"/>
      <text:p text:style-name="P20">Si vuole realizzare un applicativo a supporto di una compagnia aerea. A tal proposito sarà necessario la <text:span text:style-name="T27">realizzazione</text:span> di una basi di dati per la memorizzazione delle tratte effettuate, dei <text:span text:style-name="T27">velivoli</text:span> utilizzati, del personale di bordo e dei passeggeri. </text:p>
      <text:p text:style-name="P20">Inoltre si vuole <text:span text:style-name="T3">fornire un interfaccia grafica ai passeggeri per comprare i biglietti per le suddette tratte.</text:span></text:p>
      <text:p text:style-name="P19"/>
      <text:p text:style-name="P19"/>
      <text:p text:style-name="P24"><text:span text:style-name="T4">Intervista</text:span></text:p>
      <text:p text:style-name="P22"/>
      <text:p text:style-name="P25">Si vogliono memorizzare nel database tutti i voli previsti ed effettuati <text:span text:style-name="T28">dalla compagnia</text:span>. Ogni volo è identificato dall’aeroporto di partenza, dall’aeroporto di destinazione <text:span text:style-name="T29">e </text:span>dalla data e ora di partenza. <text:span text:style-name="T5">L’applicativo dovrà consentire di aggiungere </text:span><text:span text:style-name="T6">o cancellare voli e di memorizzare l’orario di partenza e di arrivo effettivi.</text:span></text:p>
      <text:p text:style-name="P27"><text:span text:style-name="T8">Un aeroporto</text:span> <text:span text:style-name="T8">è </text:span>identificati da <text:span text:style-name="T7">un </text:span>codice ICAO, e<text:span text:style-name="T9">d è </text:span>caratterizzat<text:span text:style-name="T9">o</text:span> dall<text:span text:style-name="T30">a</text:span> <text:span text:style-name="T10">città e stato di appartenenza.</text:span></text:p>
      <text:p text:style-name="P28">Si vuole inoltre memorizzare tutti gli aeroplani posseduti <text:span text:style-name="T31">o</text:span> noleggiati dalla compagnia, e bisogna tener traccia <text:span text:style-name="T11">di </text:span>quale mezzo effettua ogni volo. Ogni aeroplano <text:span text:style-name="T12">ha un nome di</text:span> modello, <text:span text:style-name="T12">univoco rispetto al <text:s/>p</text:span>roduttore, e ogni velivolo dello stesso modello ha identica configurazione dei sedili per i passeggeri.</text:p>
      <text:p text:style-name="P28"><text:span text:style-name="T13">Inoltre i posti a sedere sono suddivisi in 3 classi: economica, prima classe e business </text:span><text:span text:style-name="T14">(le suddivisioni in classi </text:span><text:span text:style-name="T32">dei sedili </text:span><text:span text:style-name="T14">sono identiche per aeroplani dello stesso modello), </text:span><text:span text:style-name="T15">ognuna con prezzi diversi, e alcuni sedili possono avere un sovrapprezzo per maggiore spazio per le gambe</text:span><text:span text:style-name="T13">. </text:span><text:s/></text:p>
      <text:p text:style-name="P29">Si vuole inoltre memorizzare il personale di bordo, <text:span text:style-name="T17">i </text:span><text:span text:style-name="T19">loro</text:span><text:span text:style-name="T17"> dati personali (nome, cognome, </text:span><text:span text:style-name="T18">codice fiscale, data di nascita, età),</text:span> il loro ruolo (hostess, steward, comandante, primo ufficiale), <text:span text:style-name="T20">la data in cui sono stati assunti, e </text:span><text:span text:style-name="T16">per i pilot</text:span><text:span text:style-name="T33">i</text:span><text:span text:style-name="T16"> si vuole tener traccia delle ore di volo effettuate con la compagnia.</text:span></text:p>
      <text:p text:style-name="P30">Si vuole inoltre utilizzare il database <text:span text:style-name="T21">anche</text:span> per operazioni di analisi. In particolare si vuole poter sapere il profitto medio per una <text:span text:style-name="T34">data </text:span>tratta, <text:span text:style-name="T20">e </text:span><text:span text:style-name="T26">una lista delle tratte più trafficate in un certo periodo</text:span><text:span text:style-name="T22">.</text:span></text:p>
      <text:p text:style-name="P31">I passeggeri avranno a disposizione un’interfaccia per comprare biglietti, dove per accedere dovr<text:span text:style-name="T24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3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4">e potrà </text:span>opzionalmente scegliere un posto a sedere <text:span text:style-name="T24">(per un costo aggiuntivo), altrimenti uno gli verrà assegnato automaticamente</text:span>.</text:p>
      <text:p text:style-name="P5">Inoltre il passeggero potrà visualizzare la lista dei biglietti acquistati. <text:span text:style-name="T25">I biglietti dovranno riportare nome, cognome, codice fiscale del passeggero, data e ora di partenza e arrivo del volo, classe e posto a sedere scelti, o assegnati.</text:span></text:p>
      <text:p text:style-name="P21"/>
      <text:p text:style-name="P32"><text:span text:style-name="T4">Estrazione dei concetti principali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9">Termine</text:p>
          </table:table-cell>
          <table:table-cell table:style-name="Table2.A1" office:value-type="string">
            <text:p text:style-name="P39">Descrizione</text:p>
          </table:table-cell>
          <table:table-cell table:style-name="Table2.C1" office:value-type="string">
            <text:p text:style-name="P39">Sinonimi</text:p>
          </table:table-cell>
        </table:table-row>
        <table:table-row>
          <table:table-cell table:style-name="Table2.A2" office:value-type="string">
            <text:p text:style-name="P40"><text:span text:style-name="T35">V</text:span>olo</text:p>
          </table:table-cell>
          <table:table-cell table:style-name="Table2.A2" office:value-type="string">
            <text:p text:style-name="P41">Un singolo viaggio di un aeroplano tra un aeroporto di partenza e di destinazione.</text:p>
          </table:table-cell>
          <table:table-cell table:style-name="Table2.C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42">Aeroporto</text:p>
          </table:table-cell>
          <table:table-cell table:style-name="Table2.A2" office:value-type="string">
            <text:p text:style-name="P42">Luogo di partenza o destinazione degli aeroplani</text:p>
          </table:table-cell>
          <table:table-cell table:style-name="Table2.C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43">Aeroplano</text:p>
          </table:table-cell>
          <table:table-cell table:style-name="Table2.A2" office:value-type="string">
            <text:p text:style-name="P43">Mezzo utilizzato per effettuare i voli</text:p>
          </table:table-cell>
          <table:table-cell table:style-name="Table2.C2" office:value-type="string">
            <text:p text:style-name="P44">Velivolo</text:p>
            <text:p text:style-name="P45">Mezzo</text:p>
          </table:table-cell>
        </table:table-row>
        <table:table-row>
          <table:table-cell table:style-name="Table2.A2" office:value-type="string">
            <text:p text:style-name="P46">Produttore</text:p>
          </table:table-cell>
          <table:table-cell table:style-name="Table2.A2" office:value-type="string">
            <text:p text:style-name="P46">Compagnia che assembla gli aeroplani</text:p>
          </table:table-cell>
          <table:table-cell table:style-name="Table2.C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47">Sedili</text:p>
          </table:table-cell>
          <table:table-cell table:style-name="Table2.A2" office:value-type="string">
            <text:p text:style-name="P47">Posti a sedere per i passeggeri <text:span text:style-name="T36">dei voli</text:span></text:p>
          </table:table-cell>
          <table:table-cell table:style-name="Table2.C2" office:value-type="string">
            <text:p text:style-name="P47">Posti a sedere</text:p>
          </table:table-cell>
        </table:table-row>
        <table:table-row>
          <table:table-cell table:style-name="Table2.A2" office:value-type="string">
            <text:p text:style-name="P48">Classi</text:p>
          </table:table-cell>
          <table:table-cell table:style-name="Table2.A2" office:value-type="string">
            <text:p text:style-name="P48"><text:span text:style-name="T37">Suddivisione</text:span> dei posti a sedere in base al livello di co<text:span text:style-name="T38">m</text:span>for<text:span text:style-name="T39">t</text:span> e servizio</text:p>
          </table:table-cell>
          <table:table-cell table:style-name="Table2.C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49">Personale di bordo</text:p>
          </table:table-cell>
          <table:table-cell table:style-name="Table2.A2" office:value-type="string">
            <text:p text:style-name="P49">Dipendenti della compagnia aerea che lavorano nell’aeroplano durante i voli</text:p>
          </table:table-cell>
          <table:table-cell table:style-name="Table2.C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50">Passeggeri</text:p>
          </table:table-cell>
          <table:table-cell table:style-name="Table2.A2" office:value-type="string">
            <text:p text:style-name="P50">Persone che comprano un biglietto per poter fare parte di un volo</text:p>
          </table:table-cell>
          <table:table-cell table:style-name="Table2.C2" office:value-type="string">
            <text:p text:style-name="P51">Clienti</text:p>
          </table:table-cell>
        </table:table-row>
        <table:table-row>
          <table:table-cell table:style-name="Table2.A2" office:value-type="string">
            <text:p text:style-name="P52">Biglietto</text:p>
          </table:table-cell>
          <table:table-cell table:style-name="Table2.A2" office:value-type="string">
            <text:p text:style-name="P53">Documento che permette ai clienti di prenotare un volo</text:p>
          </table:table-cell>
          <table:table-cell table:style-name="Table2.C2" office:value-type="string">
            <text:p text:style-name="P38"/>
          </table:table-cell>
        </table:table-row>
      </table:table>
      <text:p text:style-name="P26"/>
      <text:p text:style-name="P33">Segue un testo che riassuma i concetti, <text:span text:style-name="T41">privo di </text:span><text:span text:style-name="T40">eventuali</text:span> ambiguità:</text:p>
      <text:p text:style-name="P35">&lt;<text:span text:style-name="T43">TODO</text:span>&gt;</text:p>
      <text:p text:style-name="P35"/>
      <text:p text:style-name="P35"/>
      <text:p text:style-name="P34">Segue un <text:span text:style-name="T42">elenco delle principali operazioni richieste</text:span>:</text:p>
      <text:p text:style-name="P26">&lt;<text:span text:style-name="T43">TODO&gt;</text:span></text:p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8T21:28:30.479466539</dc:date>
    <meta:editing-duration>P1DT12H28M47S</meta:editing-duration>
    <meta:editing-cycles>156</meta:editing-cycles>
    <meta:print-date>2024-03-23T15:55:12.632544733</meta:print-date>
    <meta:printed-by>PDF files</meta:printed-by>
    <meta:document-statistic meta:table-count="2" meta:image-count="0" meta:object-count="0" meta:page-count="4" meta:paragraph-count="58" meta:word-count="599" meta:character-count="3977" meta:non-whitespace-character-count="3431"/>
  </office:meta>
</office:document-meta>
</file>